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rlito" svg:font-family="Carlito" style:font-family-generic="swiss" style:font-pitch="variable"/>
    <style:font-face style:name="Cascadia Code Light" svg:font-family="'Cascadia Code Light'" style:font-adornments="Light" style:font-family-generic="modern" style:font-pitch="fixed"/>
    <style:font-face style:name="Cascadia Mono Light" svg:font-family="'Cascadia Mono Light'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weight="bold" officeooo:rsid="0014154e" officeooo:paragraph-rsid="0014154e" style:font-weight-asian="bold" style:font-weight-complex="bold"/>
    </style:style>
    <style:style style:name="P2" style:family="paragraph" style:parent-style-name="Standard">
      <style:text-properties style:font-name="Arial1" fo:font-weight="bold" officeooo:rsid="0014154e" officeooo:paragraph-rsid="00149631" style:font-weight-asian="bold" style:font-weight-complex="bold"/>
    </style:style>
    <style:style style:name="P3" style:family="paragraph" style:parent-style-name="Standard">
      <style:text-properties style:font-name="Mono" fo:font-size="10pt" fo:font-weight="bold" officeooo:rsid="0014154e" officeooo:paragraph-rsid="0014154e" style:font-size-asian="8.75pt" style:font-weight-asian="bold" style:font-size-complex="10pt" style:font-weight-complex="bold"/>
    </style:style>
    <style:style style:name="P4" style:family="paragraph" style:parent-style-name="Standard">
      <style:text-properties style:font-name="Mono" fo:font-size="10pt" fo:font-weight="normal" officeooo:rsid="0014154e" officeooo:paragraph-rsid="0014154e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margin-top="0cm" fo:margin-bottom="0cm" style:contextual-spacing="false"/>
      <style:text-properties style:font-name="Mono" fo:font-size="10pt" fo:font-weight="normal" officeooo:rsid="0014154e" officeooo:paragraph-rsid="0014154e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Mono" fo:font-size="10pt" fo:font-weight="normal" officeooo:rsid="0014154e" officeooo:paragraph-rsid="0014154e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Mono" fo:font-size="10pt" fo:font-weight="normal" officeooo:rsid="0014154e" officeooo:paragraph-rsid="0015f8d1" style:font-size-asian="8.75pt" style:font-weight-asian="normal" style:font-size-complex="10pt" style:font-weight-complex="normal"/>
    </style:style>
    <style:style style:name="P8" style:family="paragraph" style:parent-style-name="Standard">
      <style:text-properties style:font-name="DejaVu Sans Mono" fo:font-size="10pt" fo:font-weight="normal" officeooo:rsid="0014154e" officeooo:paragraph-rsid="0014154e" style:font-size-asian="8.75pt" style:font-weight-asian="normal" style:font-size-complex="10pt" style:font-weight-complex="normal"/>
    </style:style>
    <style:style style:name="T1" style:family="text">
      <style:text-properties style:font-name="Carlito" fo:font-size="10pt" fo:font-weight="normal" style:font-size-asian="8.75pt" style:font-weight-asian="normal" style:font-size-complex="10pt" style:font-weight-complex="normal"/>
    </style:style>
    <style:style style:name="T2" style:family="text">
      <style:text-properties officeooo:rsid="0015f8d1"/>
    </style:style>
    <style:style style:name="T3" style:family="text">
      <style:text-properties officeooo:rsid="00172547"/>
    </style:style>
    <style:style style:name="T4" style:family="text">
      <style:text-properties officeooo:rsid="00193f33"/>
    </style:style>
    <style:style style:name="T5" style:family="text">
      <style:text-properties officeooo:rsid="0019d7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1</text:p>
      <text:p text:style-name="P2"><text:span text:style-name="T1"><text:s text:c="87"/></text:span></text:p>
      <text:p text:style-name="P5">#!/bin/bash</text:p>
      <text:p text:style-name="P5"/>
      <text:p text:style-name="P5">echo "Ejercicio 1 Examen"</text:p>
      <text:p text:style-name="P5">echo ""</text:p>
      <text:p text:style-name="P5"/>
      <text:p text:style-name="P5">letra=b</text:p>
      <text:p text:style-name="P5">while [ "$letra" != "a" ] &amp;&amp; [ "$letra" != "e" ] &amp;&amp; [ "$letra" != "i" ] &amp;&amp; [ "$letra" != "o" ] &amp;&amp; [ "$letra" != "u" ]; do</text:p>
      <text:p text:style-name="P5"><text:s text:c="8"/>echo "Pulsa una vocal para empezar: "</text:p>
      <text:p text:style-name="P5"><text:s text:c="8"/>read letra</text:p>
      <text:p text:style-name="P5">done</text:p>
      <text:p text:style-name="P5"/>
      <text:p text:style-name="P5">#Ejecución del ejercicio</text:p>
      <text:p text:style-name="P5"/>
      <text:p text:style-name="P5">#Pedir datos del triángulo de la izquierda</text:p>
      <text:p text:style-name="P5">echo "De la altura del triángulo: "</text:p>
      <text:p text:style-name="P5">read alturaTri</text:p>
      <text:p text:style-name="P5">echo "De la base del triángulo: "</text:p>
      <text:p text:style-name="P5">read baseTri</text:p>
      <text:p text:style-name="P5">#Pedir datos del rectángulo exterior</text:p>
      <text:p text:style-name="P5">echo "De la altura del rectángulo exterior: "</text:p>
      <text:p text:style-name="P5">read alturaRect</text:p>
      <text:p text:style-name="P5">echo "De la base del rectángulo exterior: "</text:p>
      <text:p text:style-name="P5">read baseRect</text:p>
      <text:p text:style-name="P5">areaIzquierda=$((($baseTri*$alturaTri)/2))</text:p>
      <text:p text:style-name="P5">areaRectExterior=$(($baseRect*$alturaRect))</text:p>
      <text:p text:style-name="P5"/>
      <text:p text:style-name="P5">#Opción de la figura de la derecha</text:p>
      <text:p text:style-name="P5">opcion=$(($RANDOM%3+1))</text:p>
      <text:p text:style-name="P5">if [ $opcion -eq 1 ]; then</text:p>
      <text:p text:style-name="P5"><text:s text:c="8"/>figuraDerecha="cuadrado"</text:p>
      <text:p text:style-name="P5"><text:s text:c="8"/>echo "La figura de la derecha es un cuadrado"</text:p>
      <text:p text:style-name="P5"><text:s text:c="8"/>echo "De el lado del cuadrado: "</text:p>
      <text:p text:style-name="P5"><text:s text:c="8"/>read ladoCuadrado</text:p>
      <text:p text:style-name="P5"><text:s text:c="8"/>areaDerecha=$(($ladoCuadrado*$ladoCuadrado))</text:p>
      <text:p text:style-name="P5">elif [ $opcion -eq 2 ]; then</text:p>
      <text:p text:style-name="P5"><text:s text:c="8"/>figuraDerecha="hexágono"</text:p>
      <text:p text:style-name="P5"><text:s text:c="8"/>echo "La figura de la derecha es un hexágono"</text:p>
      <text:p text:style-name="P5"><text:s text:c="8"/>echo "De el lado del hexágono: "</text:p>
      <text:p text:style-name="P5"><text:s text:c="8"/>read ladoHex</text:p>
      <text:p text:style-name="P5"><text:s text:c="8"/>echo "De el apotema del hexágono: "</text:p>
      <text:p text:style-name="P5"><text:s text:c="8"/>read apoHex</text:p>
      <text:p text:style-name="P5"><text:s text:c="8"/>areaDerecha=$((($ladoHex*6*$apoHex)/2))</text:p>
      <text:p text:style-name="P5">elif [ $opcion -eq 3 ]; then</text:p>
      <text:p text:style-name="P5"><text:s text:c="8"/>figuraDerecha="circulo"</text:p>
      <text:p text:style-name="P5"><text:s text:c="8"/>echo "La figura de la derecha es un circulo"</text:p>
      <text:p text:style-name="P5"><text:s text:c="8"/>echo "De el radio del circulo: "</text:p>
      <text:p text:style-name="P5"><text:s text:c="8"/>read radioCir</text:p>
      <text:p text:style-name="P5"><text:s text:c="8"/>areaDerecha=$((($radioCir*$radioCir)*3))</text:p>
      <text:p text:style-name="P5">fi</text:p>
      <text:p text:style-name="P5"/>
      <text:p text:style-name="P5">#Cálculo de las áreas</text:p>
      <text:p text:style-name="P5">areaFinal=$(($areaRectExterior-($areaDerecha+$areaIzquierda)))</text:p>
      <text:p text:style-name="P5"/>
      <text:p text:style-name="P5">#Mostrar Resultados</text:p>
      <text:p text:style-name="P5">echo "El área del rectnágulo es: $areaRectExterior"</text:p>
      <text:p text:style-name="P5">echo "El área del '$figuraDerecha' es: $areaDerecha"</text:p>
      <text:p text:style-name="P5">echo "El área del triágulo es: $areaIzquierda"</text:p>
      <text:p text:style-name="P5">echo "El área Resultante es: $areaFinal"</text:p>
      <text:p text:style-name="P4"/>
      <text:p text:style-name="P8"/>
      <text:p text:style-name="P1"><text:soft-page-break/>Ejercicio 2</text:p>
      <text:p text:style-name="P3"/>
      <text:p text:style-name="P6">#!/bin/bash</text:p>
      <text:p text:style-name="P6"/>
      <text:p text:style-name="P6">echo "Ejercicio 2 Examen"</text:p>
      <text:p text:style-name="P6">echo ""</text:p>
      <text:p text:style-name="P6"/>
      <text:p text:style-name="P6"/>
      <text:p text:style-name="P6">aleatorio=$(($RANDOM%(200-100+1)+100))</text:p>
      <text:p text:style-name="P6"/>
      <text:p text:style-name="P6">maxIntentos=10</text:p>
      <text:p text:style-name="P6">encontrado="no"</text:p>
      <text:p text:style-name="P6"/>
      <text:p text:style-name="P6">#Si lo encuentra</text:p>
      <text:p text:style-name="P6">while [ "$encontrado" != "si" ]; do</text:p>
      <text:p text:style-name="P6"><text:s text:c="8"/>cont=1</text:p>
      <text:p text:style-name="P6"/>
      <text:p text:style-name="P6"><text:s text:c="8"/>#Proceso del juego mientras no lo adivina</text:p>
      <text:p text:style-name="P6"><text:s text:c="8"/>while [ $cont -lt $maxIntentos ]; do</text:p>
      <text:p text:style-name="P6"/>
      <text:p text:style-name="P6"><text:s text:c="16"/>echo "Intento nº$cont"</text:p>
      <text:p text:style-name="P6"><text:s text:c="16"/>echo "De un número de 100 a 200 ('a' para finalizar): "</text:p>
      <text:p text:style-name="P6"><text:s text:c="16"/>read entrada</text:p>
      <text:p text:style-name="P6"/>
      <text:p text:style-name="P6"><text:s text:c="16"/>#Terminar programa si da a como entrada</text:p>
      <text:p text:style-name="P6"><text:s text:c="16"/>if [ "$entrada" = "a" ]; then</text:p>
      <text:p text:style-name="P6"><text:s text:c="24"/>echo "Pulsaste 'a'. Fin del programa"</text:p>
      <text:p text:style-name="P6"><text:s text:c="24"/>echo "Saliendo..."</text:p>
      <text:p text:style-name="P6"><text:s text:c="24"/>exit</text:p>
      <text:p text:style-name="P6"><text:s text:c="16"/>fi</text:p>
      <text:p text:style-name="P6"/>
      <text:p text:style-name="P6"><text:s text:c="16"/>#Asegurar que sea número</text:p>
      <text:p text:style-name="P6"><text:s text:c="16"/>if [ "$entrada" = "^[b-z]" ]; then</text:p>
      <text:p text:style-name="P6"><text:s text:c="24"/>echo "Entrada no válida, se espera un número"</text:p>
      <text:p text:style-name="P6"><text:tab/><text:tab/><text:tab/><text:tab/><text:span text:style-name="T4">cont=$(($cont-1))</text:span></text:p>
      <text:p text:style-name="P6"><text:s text:c="16"/>else</text:p>
      <text:p text:style-name="P6"><text:s text:c="24"/>#Hacer la variable un número para comparar con números</text:p>
      <text:p text:style-name="P6"><text:s text:c="24"/>num=$entrada</text:p>
      <text:p text:style-name="P6"><text:s text:c="24"/>if [ $num -lt $aleatorio ]; then</text:p>
      <text:p text:style-name="P6"><text:s text:c="32"/>echo "Tu número es menor al de la máquina"</text:p>
      <text:p text:style-name="P6"><text:s text:c="24"/>elif [ $num -gt $aleatorio ]; then</text:p>
      <text:p text:style-name="P6"><text:s text:c="32"/>echo "Tu número es mayor al de la máquina"</text:p>
      <text:p text:style-name="P6"><text:s text:c="24"/>else</text:p>
      <text:p text:style-name="P6"><text:s text:c="32"/>echo "Has acertado el número en $cont intentos"</text:p>
      <text:p text:style-name="P6"><text:s text:c="32"/>encontrado="si"</text:p>
      <text:p text:style-name="P6"><text:s text:c="32"/>exit</text:p>
      <text:p text:style-name="P6"><text:s text:c="24"/>fi</text:p>
      <text:p text:style-name="P6"><text:s text:c="16"/>fi</text:p>
      <text:p text:style-name="P6"/>
      <text:p text:style-name="P6"/>
      <text:p text:style-name="P6"><text:s text:c="16"/>cont=$(($cont+1))</text:p>
      <text:p text:style-name="P6"><text:s text:c="8"/>done</text:p>
      <text:p text:style-name="P6"/>
      <text:p text:style-name="P6"><text:s text:c="8"/>echo "No adivinaste el número en los $maxIntentos - Empecemos de nuevo"</text:p>
      <text:p text:style-name="P6">done</text:p>
      <text:p text:style-name="P6"/>
      <text:p text:style-name="P6"><text:s text:c="10"/></text:p>
      <text:p text:style-name="P6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">Ejercicio 3</text:p>
      <text:p text:style-name="P4"/>
      <text:p text:style-name="P6">!/bin/bash</text:p>
      <text:p text:style-name="P6"/>
      <text:p text:style-name="P6">echo "Ejercicio 3 Examen"</text:p>
      <text:p text:style-name="P6">echo ""</text:p>
      <text:p text:style-name="P6"/>
      <text:p text:style-name="P6">#Parte A - Crear 20 archivos txt</text:p>
      <text:p text:style-name="P6">for (( i=1; i&lt;=20; i++))</text:p>
      <text:p text:style-name="P6">do</text:p>
      <text:p text:style-name="P6"><text:s text:c="8"/>touch ./ejercicio3/$i.txt</text:p>
      <text:p text:style-name="P6">done</text:p>
      <text:p text:style-name="P6"/>
      <text:p text:style-name="P6">#Parte B - RAID</text:p>
      <text:p text:style-name="P6">echo "Indica RAID 0 ó RAID 1 (0 | 1): "</text:p>
      <text:p text:style-name="P6">read opcion</text:p>
      <text:p text:style-name="P6">echo "Indica el número de carpetas a almacenar: "</text:p>
      <text:p text:style-name="P6">read numCarpetas</text:p>
      <text:p text:style-name="P6"/>
      <text:p text:style-name="P6">#Crear carpetas</text:p>
      <text:p text:style-name="P6">for (( i=1; i&lt;=$numCarpetas; i++))</text:p>
      <text:p text:style-name="P6">do</text:p>
      <text:p text:style-name="P6"><text:s text:c="8"/>mkdir ./ejercicio3/Carpeta$i</text:p>
      <text:p text:style-name="P6">done</text:p>
      <text:p text:style-name="P6"/>
      <text:p text:style-name="P6">#almacenar datos en las carpetas según el RAID</text:p>
      <text:p text:style-name="P6">#RAID 1 -&gt; copiar contenido carpeta 1 en las demás</text:p>
      <text:p text:style-name="P6">if [ $opcion -eq 1 ]; then</text:p>
      <text:p text:style-name="P6"><text:s text:c="8"/>echo "RAID 1"</text:p>
      <text:p text:style-name="P6"><text:s text:c="8"/>#meter primero los archivos en la carpeta 1</text:p>
      <text:p text:style-name="P6"><text:s text:c="8"/>for (( i=1; i&lt;=50; i++))</text:p>
      <text:p text:style-name="P6"><text:s text:c="8"/>do</text:p>
      <text:p text:style-name="P6"><text:s text:c="16"/>mv ./ejercicio3/$i.txt ./ejercicio3/Carpeta1</text:p>
      <text:p text:style-name="P6"><text:s text:c="8"/>done</text:p>
      <text:p text:style-name="P6"/>
      <text:p text:style-name="P6"><text:s text:c="8"/>#Copiar el contenido en las demás carpetas</text:p>
      <text:p text:style-name="P6"><text:s text:c="8"/>for (( i=2; i&lt;=$numCarpetas; i++ ))</text:p>
      <text:p text:style-name="P6"><text:s text:c="8"/>do</text:p>
      <text:p text:style-name="P6"><text:s text:c="16"/>cp -r ./ejercicio3/Carpeta1/* ./ejercicio3/Carpeta$i/</text:p>
      <text:p text:style-name="P6"><text:s text:c="8"/>done</text:p>
      <text:p text:style-name="P6"/>
      <text:p text:style-name="P6"><text:s text:c="8"/>echo "RAID 1 creado"</text:p>
      <text:p text:style-name="P6"/>
      <text:p text:style-name="P6">#RAID 0 -&gt; distribuir los archivos uno por uno en cada carpeta por orden</text:p>
      <text:p text:style-name="P6">elif [ $opcion -eq 0 ]; then</text:p>
      <text:p text:style-name="P6"><text:s text:c="4"/>echo "RAID 0"</text:p>
      <text:p text:style-name="P6"/>
      <text:p text:style-name="P6"><text:s text:c="4"/>archivo=1 <text:s/>#contador para los archivos</text:p>
      <text:p text:style-name="P6"/>
      <text:p text:style-name="P6"><text:s text:c="4"/>while [ $archivo -le 20 ]</text:p>
      <text:p text:style-name="P6"><text:s text:c="4"/>do</text:p>
      <text:p text:style-name="P6"><text:s text:c="8"/>for (( i=1; i&lt;=$numCarpetas; i++ ))</text:p>
      <text:p text:style-name="P6"><text:s text:c="8"/>do</text:p>
      <text:p text:style-name="P6"><text:s text:c="12"/>if [ $archivo -le 20 ]; then</text:p>
      <text:p text:style-name="P6"><text:s text:c="16"/>mv ./ejercicio3/$archivo.txt ./ejercicio3/Carpeta$i/</text:p>
      <text:p text:style-name="P6"><text:s text:c="16"/>archivo=$((archivo + 1))</text:p>
      <text:p text:style-name="P6"><text:s text:c="12"/>else</text:p>
      <text:p text:style-name="P6"><text:s text:c="16"/>exit</text:p>
      <text:p text:style-name="P6"><text:s text:c="12"/>fi</text:p>
      <text:p text:style-name="P6"><text:s text:c="8"/>done</text:p>
      <text:p text:style-name="P6"><text:s text:c="4"/>done</text:p>
      <text:p text:style-name="P6"/>
      <text:p text:style-name="P6"><text:soft-page-break/><text:s text:c="4"/>echo "RAID 0 creado"</text:p>
      <text:p text:style-name="P6"/>
      <text:p text:style-name="P6">f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rlito" svg:font-family="Carlito" style:font-family-generic="swiss" style:font-pitch="variable"/>
    <style:font-face style:name="Cascadia Code Light" svg:font-family="'Cascadia Code Light'" style:font-adornments="Light" style:font-family-generic="modern" style:font-pitch="fixed"/>
    <style:font-face style:name="Cascadia Mono Light" svg:font-family="'Cascadia Mono Light'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4T16:50:26.834000000</meta:creation-date>
    <dc:date>2025-05-14T20:30:35.779000000</dc:date>
    <meta:editing-duration>PT1H33M6S</meta:editing-duration>
    <meta:editing-cycles>7</meta:editing-cycles>
    <meta:generator>LibreOffice/24.2.0.3$Windows_X86_64 LibreOffice_project/da48488a73ddd66ea24cf16bbc4f7b9c08e9bea1</meta:generator>
    <meta:document-statistic meta:table-count="0" meta:image-count="0" meta:object-count="0" meta:page-count="4" meta:paragraph-count="148" meta:word-count="607" meta:character-count="4806" meta:non-whitespace-character-count="3215"/>
  </office:meta>
</office:document-meta>
</file>